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4:FARM.AMJ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21:56:51.55977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1T21:58:12.584767856</dc:date>
    <meta:editing-duration>P3DT7H35M27S</meta:editing-duration>
    <meta:editing-cycles>2721</meta:editing-cycles>
    <dc:creator>Ilya Shpigor</dc:creator>
    <meta:document-statistic meta:table-count="5" meta:cell-count="473" meta:object-count="0"/>
  </office:meta>
</office:document-meta>
</file>